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style:line-height-at-least="0.2709in" fo:text-align="start" style:justify-single-word="false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.1665in" loext:contextual-spacing="false" style:line-height-at-least="0.2709in" fo:text-align="start" style:justify-single-word="false" fo:text-indent="0in" style:auto-text-indent="false" fo:padding="0in" fo:border="none"/>
      <style:text-properties fo:color="#4d4d4d" style:font-name="Microsoft YaHei" fo:font-size="12pt" fo:font-weight="normal" loext:padding="0in" loext:border="none"/>
    </style:style>
    <style:style style:name="P4" style:family="paragraph" style:parent-style-name="Text_20_body">
      <style:paragraph-properties fo:margin-left="0in" fo:margin-right="0in" fo:margin-top="0in" fo:margin-bottom="0.1665in" loext:contextual-spacing="false" style:line-height-at-least="0.2709in" fo:text-align="start" style:justify-single-word="false" fo:text-indent="0in" style:auto-text-indent="false" fo:padding="0in" fo:border="none"/>
      <style:text-properties fo:color="#4d4d4d" loext:padding="0in" loext:border="none"/>
    </style:style>
    <style:style style:name="P5" style:family="paragraph" style:parent-style-name="Text_20_body">
      <style:paragraph-properties fo:margin-left="0in" fo:margin-right="0.1457in" fo:margin-top="0in" fo:margin-bottom="0in" loext:contextual-spacing="false" style:line-height-at-least="0.2083in" fo:orphans="2" fo:widows="2" fo:text-indent="0in" style:auto-text-indent="false"/>
    </style:style>
    <style:style style:name="P6" style:family="paragraph" style:parent-style-name="Text_20_body">
      <style:paragraph-properties fo:margin-left="0in" fo:margin-right="0.25in" fo:margin-top="0in" fo:margin-bottom="0in" loext:contextual-spacing="false" fo:orphans="2" fo:widows="2" fo:text-indent="0in" style:auto-text-indent="false"/>
    </style:style>
    <style:style style:name="P7" style:family="paragraph" style:parent-style-name="Heading_20_1">
      <style:text-properties fo:font-variant="normal" fo:text-transform="none" fo:color="#333333" fo:letter-spacing="normal" fo:background-color="#ffffff" loext:padding="0in" loext:border="none"/>
    </style:style>
    <style:style style:name="T1" style:family="text">
      <style:text-properties style:font-name="Microsoft YaHei" fo:font-size="18pt" fo:font-style="normal" fo:font-weight="normal"/>
    </style:style>
    <style:style style:name="T2" style:family="text">
      <style:text-properties style:font-name="Microsoft YaHei" fo:font-size="12pt" fo:font-weight="normal"/>
    </style:style>
    <style:style style:name="T3" style:family="text">
      <style:text-properties style:font-name-asian="Microsoft YaHei" style:font-size-asian="18pt" style:font-style-asian="normal" style:font-weight-asian="normal"/>
    </style:style>
    <style:style style:name="T4" style:family="text">
      <style:text-properties style:font-name-asian="Microsoft YaHei" style:font-size-asian="12pt" style:font-weight-asian="normal"/>
    </style:style>
    <style:style style:name="T5" style:family="text">
      <style:text-properties fo:color="#3399ea" style:text-line-through-style="none" style:text-line-through-type="none" style:text-underline-style="none" style:text-blinking="false" style:font-name-asian="Microsoft YaHei" style:font-size-asian="9pt" loext:padding="0in" loext:border="none"/>
    </style:style>
    <style:style style:name="T6" style:family="text">
      <style:text-properties fo:color="#3399ea" style:text-line-through-style="none" style:text-line-through-type="none" style:font-name="Microsoft YaHei" fo:font-size="10.5pt" style:text-underline-style="none" style:text-blinking="false" loext:padding="0in" loext:border="none"/>
    </style:style>
    <style:style style:name="T7" style:family="text">
      <style:text-properties fo:font-variant="normal" fo:text-transform="none" fo:color="#858585" style:font-name="Microsoft YaHei" fo:font-size="10.5pt" fo:letter-spacing="normal" fo:font-style="normal" fo:font-weight="normal" fo:background-color="#ffffff" loext:char-shading-value="0" loext:padding="0in" loext:border="none"/>
    </style:style>
    <style:style style:name="T8" style:family="text">
      <style:text-properties fo:font-variant="normal" fo:text-transform="none" fo:color="#858585" fo:letter-spacing="normal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9" style:family="text">
      <style:text-properties fo:font-variant="normal" fo:text-transform="none" fo:color="#858585" fo:letter-spacing="normal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10" style:family="text">
      <style:text-properties fo:font-variant="normal" fo:text-transform="none" fo:color="#78a5f1" style:text-line-through-style="none" style:text-line-through-type="none" fo:letter-spacing="normal" style:text-underline-style="none" style:text-blinking="false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11" style:family="text">
      <style:text-properties fo:font-variant="normal" fo:text-transform="none" fo:color="#3399ea" fo:letter-spacing="normal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12" style:family="text">
      <style:text-properties fo:font-variant="normal" fo:text-transform="none" fo:color="#4d4d4d" fo:letter-spacing="normal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13" style:family="text">
      <style:text-properties fo:font-variant="normal" fo:text-transform="none" fo:color="#79a5e5" style:text-line-through-style="none" style:text-line-through-type="none" style:font-name="Microsoft YaHei" fo:font-size="9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14" style:family="text">
      <style:text-properties fo:font-variant="normal" fo:text-transform="none" fo:color="#79a5e5" style:text-line-through-style="none" style:text-line-through-type="none" fo:letter-spacing="normal" style:text-underline-style="none" style:text-blinking="false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15" style:family="text">
      <style:text-properties fo:color="#4d4d4d" style:font-name-asian="Microsoft YaHei" style:font-size-asian="9pt" loext:padding="0in" loext:border="none"/>
    </style:style>
    <style:style style:name="T16" style:family="text">
      <style:text-properties fo:color="#4d4d4d" style:font-name-asian="Microsoft YaHei" style:font-size-asian="12pt" style:font-weight-asian="bold" loext:padding="0in" loext:border="none"/>
    </style:style>
    <style:style style:name="T17" style:family="text">
      <style:text-properties fo:color="#4d4d4d" style:font-name-asian="Microsoft YaHei" style:font-size-asian="12pt" style:font-weight-asian="normal" loext:padding="0in" loext:border="none"/>
    </style:style>
    <style:style style:name="T18" style:family="text">
      <style:text-properties fo:color="#4d4d4d" style:font-name="Microsoft YaHei" fo:font-size="12pt" fo:font-weight="bold" loext:padding="0in" loext:border="none"/>
    </style:style>
    <style:style style:name="T19" style:family="text">
      <style:text-properties fo:color="#4d4d4d" style:font-name="Microsoft YaHei" fo:font-size="12pt" fo:font-weight="normal" loext:padding="0in" loext:border="none"/>
    </style:style>
    <style:style style:name="T20" style:family="text">
      <style:text-properties fo:color="#4d4d4d" loext:padding="0in" loext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3">高通</text:span><text:span text:style-name="T1">LCD</text:span><text:span text:style-name="T3">之亮灭屏过程简析</text:span></text:h>
      <text:p text:style-name="P5"><text:span text:style-name="T7">2016</text:span><text:span text:style-name="T8">年</text:span><text:span text:style-name="T7">10</text:span><text:span text:style-name="T8">月</text:span><text:span text:style-name="T7">16</text:span><text:span text:style-name="T8">日 </text:span><text:span text:style-name="T7">15:44:15 </text:span><text:a xlink:type="simple" xlink:href="https://me.csdn.net/liwei16611" office:target-frame-name="_blank" xlink:show="new" text:style-name="Internet_20_link" text:visited-style-name="Visited_20_Internet_20_Link"><text:span text:style-name="T10">简一商业</text:span></text:a><text:span text:style-name="T8"> 阅读数 </text:span><text:span text:style-name="T7">7490</text:span><text:span text:style-name="T11">更多</text:span></text:p>
      <text:p text:style-name="P6"><text:span text:style-name="T12">分类专栏：</text:span><text:span text:style-name="T9"> </text:span><text:a xlink:type="simple" xlink:href="https://blog.csdn.net/liwei16611/article/category/6263565" office:target-frame-name="_blank" xlink:show="new" text:style-name="Internet_20_link" text:visited-style-name="Visited_20_Internet_20_Link"><text:span text:style-name="T13">Android</text:span></text:a><text:a xlink:type="simple" xlink:href="https://blog.csdn.net/liwei16611/article/category/6263565" office:target-frame-name="_blank" xlink:show="new" text:style-name="Internet_20_link" text:visited-style-name="Visited_20_Internet_20_Link"><text:span text:style-name="T14">之</text:span></text:a><text:a xlink:type="simple" xlink:href="https://blog.csdn.net/liwei16611/article/category/6263565" office:target-frame-name="_blank" xlink:show="new" text:style-name="Internet_20_link" text:visited-style-name="Visited_20_Internet_20_Link"><text:span text:style-name="T13">LCD</text:span></text:a><text:a xlink:type="simple" xlink:href="https://blog.csdn.net/liwei16611/article/category/6263565" office:target-frame-name="_blank" xlink:show="new" text:style-name="Internet_20_link" text:visited-style-name="Visited_20_Internet_20_Link"><text:span text:style-name="T14">开发</text:span></text:a></text:p>
      <text:section text:style-name="Sect1" text:name="article_content">
        <text:p text:style-name="P1"><text:span text:style-name="T15">版权声明：本文为博主原创文章，遵循</text:span><text:a xlink:type="simple" xlink:href="http://creativecommons.org/licenses/by-sa/4.0/" office:target-frame-name="_blank" xlink:show="new" text:style-name="Internet_20_link" text:visited-style-name="Visited_20_Internet_20_Link"><text:span text:style-name="T5"> </text:span></text:a><text:a xlink:type="simple" xlink:href="http://creativecommons.org/licenses/by-sa/4.0/" office:target-frame-name="_blank" xlink:show="new" text:style-name="Internet_20_link" text:visited-style-name="Visited_20_Internet_20_Link"><text:span text:style-name="T6">CC 4.0 BY-SA </text:span></text:a><text:span text:style-name="T15">版权协议，转载请附上原文出处链接和本声明。</text:span></text:p>
        <text:p text:style-name="P1"><text:span text:style-name="T15">本文链接：</text:span><text:a xlink:type="simple" xlink:href="https://blog.csdn.net/liwei16611/article/details/52830697" text:style-name="Internet_20_link" text:visited-style-name="Visited_20_Internet_20_Link"><text:span text:style-name="T6">https://blog.csdn.net/liwei16611/article/details/52830697</text:span></text:a></text:p>
        <text:section text:style-name="Sect1" text:name="content_views">
          <text:p text:style-name="P2"><text:span text:style-name="Strong_20_Emphasis"><text:span text:style-name="T18">1</text:span></text:span><text:span text:style-name="Strong_20_Emphasis"><text:span text:style-name="T16">、如何看亮灭屏时间</text:span></text:span></text:p>
          <text:p text:style-name="P3">adb shell</text:p>
          <text:p text:style-name="P4">        <text:span text:style-name="T2">kmsgcat |grep fb_blank</text:span></text:p>
          <text:p text:style-name="P2"><text:span text:style-name="Strong_20_Emphasis"><text:span text:style-name="T18">2</text:span></text:span><text:span text:style-name="Strong_20_Emphasis"><text:span text:style-name="T16">、</text:span></text:span><text:span text:style-name="Strong_20_Emphasis"><text:span text:style-name="T18">code</text:span></text:span><text:span text:style-name="Strong_20_Emphasis"><text:span text:style-name="T16">简介</text:span></text:span></text:p>
          <text:p text:style-name="P4">        <text:span text:style-name="T4">在</text:span><text:span text:style-name="T2">kernel/drivers/video/msm/mdss/mdss_fb.c</text:span><text:span text:style-name="T4">中，</text:span></text:p>
          <text:p text:style-name="P4">        <text:span text:style-name="T2">static intmdss_fb_blank_sub(int blank_mode, struct fb_info *info, int op_enable)  </text:span></text:p>
          <text:p text:style-name="P4">        <text:span text:style-name="T2">blank_mode</text:span><text:span text:style-name="T4">这个参数的值主要有两个，</text:span><text:span text:style-name="T2">FB_BLANK_UNBLANK</text:span><text:span text:style-name="T4">和 </text:span><text:span text:style-name="T2">FB_BLANK_POWERDOWN </text:span><text:span text:style-name="T4">，</text:span></text:p>
          <text:p text:style-name="P4">           <text:span text:style-name="T2">FB_BLANK_UNBLANK</text:span><text:span text:style-name="T4">是亮屏操作；</text:span></text:p>
          <text:p text:style-name="P4">           <text:span text:style-name="T2">FB_BLANK_POWERDOWN </text:span><text:span text:style-name="T4">是灭屏操作；</text:span></text:p>
          <text:p text:style-name="P4">        <text:span text:style-name="T4">当要亮屏的时候，传入参数</text:span><text:span text:style-name="T2">FB_BLANK_UNBLANK</text:span><text:span text:style-name="T4">时，会执行下面这些函数，</text:span></text:p>
          <text:p text:style-name="P4">        <text:span text:style-name="T2">if (!mfd-&gt;panel_power_on &amp;&amp;mfd-&gt;mdp.on_fnc) {</text:span></text:p>
          <text:p text:style-name="P2"><text:span text:style-name="T20">            </text:span><text:span text:style-name="T19">ret = </text:span><text:span text:style-name="Strong_20_Emphasis"><text:span text:style-name="T18">mfd-&gt;mdp.on_fnc</text:span></text:span><text:span text:style-name="T19">(mfd);</text:span></text:p>
          <text:p text:style-name="P4">            <text:span text:style-name="T2">if (ret == 0) {</text:span></text:p>
          <text:p text:style-name="P4">                <text:span text:style-name="T2">mfd-&gt;panel_power_on = true;</text:span></text:p>
          <text:p text:style-name="P4">                <text:span text:style-name="T2">mfd-&gt;panel_info-&gt;panel_dead= false;</text:span></text:p>
          <text:p text:style-name="P4">            <text:span text:style-name="T2">}</text:span></text:p>
          <text:p text:style-name="P4">                <text:span text:style-name="T2">mutex_lock(&amp;mfd-&gt;update.lock);</text:span></text:p>
          <text:p text:style-name="P4">                <text:span text:style-name="T2">mfd-&gt;update.type =NOTIFY_TYPE_UPDATE;</text:span></text:p>
          <text:p text:style-name="P4">                <text:span text:style-name="T2">mfd-&gt;update.is_suspend = 0;</text:span></text:p>
          <text:p text:style-name="P4">                <text:span text:style-name="T2">mutex_unlock(&amp;mfd-&gt;update.lock);</text:span></text:p>
          <text:p text:style-name="P4"><text:soft-page-break/>                <text:span text:style-name="T2">/* Start the work thread tosignal idle time */</text:span></text:p>
          <text:p text:style-name="P4">                <text:span text:style-name="T2">if (mfd-&gt;idle_time)</text:span></text:p>
          <text:p text:style-name="P4">                <text:span text:style-name="T2">schedule_delayed_work(&amp;mfd-&gt;idle_notify_work,</text:span></text:p>
          <text:p text:style-name="P4">                                <text:span text:style-name="T2">msecs_to_jiffies(mfd-&gt;idle_time));</text:span></text:p>
          <text:p text:style-name="P4">            <text:span text:style-name="T2">}</text:span></text:p>
          <text:p text:style-name="P4">            <text:span text:style-name="T2">mutex_lock(&amp;mfd-&gt;bl_lock);</text:span></text:p>
          <text:p text:style-name="P4">            <text:span text:style-name="T2">if (!mfd-&gt;bl_updated) {</text:span></text:p>
          <text:p text:style-name="P4">                <text:span text:style-name="T2">mfd-&gt;bl_updated = 1;</text:span></text:p>
          <text:p text:style-name="P4">                <text:span text:style-name="T2">mdss_fb_set_backlight(mfd,mfd-&gt;bl_level_prev_scaled);</text:span></text:p>
          <text:p text:style-name="P4">            <text:span text:style-name="T2">}</text:span></text:p>
          <text:p text:style-name="P4">        <text:span text:style-name="T2">mutex_unlock(&amp;mfd-&gt;bl_lock);</text:span></text:p>
          <text:p text:style-name="P4">           <text:span text:style-name="T2">}</text:span></text:p>
          <text:p text:style-name="P4">       <text:span text:style-name="T4">当执行</text:span><text:span text:style-name="T2">ret =mfd-&gt;mdp.on_fnc(mfd);</text:span><text:span text:style-name="T4">会调用（上一篇文章</text:span><text:span text:style-name="T2">http://blog.csdn.net/liwei16611/article/details/52830483</text:span><text:span text:style-name="T4">）注册的函数</text:span><text:span text:style-name="T2">mdss_mdp_overlay_on</text:span><text:span text:style-name="T4">；</text:span></text:p>
          <text:p text:style-name="P4">       <text:span text:style-name="T4">在</text:span><text:span text:style-name="T2">mdss_mdp_overlay_on</text:span><text:span text:style-name="T4">函数中，</text:span></text:p>
          <text:p text:style-name="P4">       <text:span text:style-name="T2">staticint mdss_mdp_overlay_on(struct msm_fb_data_type *mfd)</text:span></text:p>
          <text:p text:style-name="P4">       <text:span text:style-name="T2">{</text:span></text:p>
          <text:p text:style-name="P4">             <text:span text:style-name="T2">..................</text:span></text:p>
          <text:p text:style-name="P4">        <text:span text:style-name="T2">if (!mdp5_data-&gt;ctl) {</text:span></text:p>
          <text:p text:style-name="P4">                <text:span text:style-name="T2">ctl =__mdss_mdp_overlay_ctl_init(mfd);</text:span></text:p>
          <text:p text:style-name="P4">                <text:span text:style-name="T2">if (IS_ERR_OR_NULL(ctl))</text:span></text:p>
          <text:p text:style-name="P4">                    <text:span text:style-name="T2">return PTR_ERR(ctl);</text:span></text:p>
          <text:p text:style-name="P4">                    <text:span text:style-name="T2">mdp5_data-&gt;ctl = ctl;</text:span></text:p>
          <text:p text:style-name="P4"><text:soft-page-break/>        <text:span text:style-name="T2">}</text:span></text:p>
          <text:p text:style-name="P4">        <text:span text:style-name="T2">if (!mfd-&gt;panel_info-&gt;cont_splash_enabled&amp;&amp;</text:span></text:p>
          <text:p text:style-name="P4">                <text:span text:style-name="T2">(mfd-&gt;panel_info-&gt;type !=DTV_PANEL)) {</text:span></text:p>
          <text:p text:style-name="P4">                    <text:span text:style-name="T2">rc =mdss_mdp_overlay_start(mfd);</text:span></text:p>
          <text:p text:style-name="P4">                    <text:span text:style-name="T2">if (!IS_ERR_VALUE(rc)&amp;&amp;</text:span></text:p>
          <text:p text:style-name="P4">                        <text:span text:style-name="T2">(mfd-&gt;panel_info-&gt;type!= WRITEBACK_PANEL)) {</text:span></text:p>
          <text:p text:style-name="P4">                            <text:span text:style-name="T2">atomic_inc(&amp;mfd-&gt;mdp_sync_pt_data.commit_cnt);</text:span></text:p>
          <text:p text:style-name="P4">                            <text:span text:style-name="T2">rc= mdss_mdp_overlay_kickoff(mfd, NULL);</text:span></text:p>
          <text:p text:style-name="P4">                    <text:span text:style-name="T2">}</text:span></text:p>
          <text:p text:style-name="P4">            <text:span text:style-name="T2">} else {</text:span></text:p>
          <text:p text:style-name="P4">                    <text:span text:style-name="T2">rc =mdss_mdp_ctl_setup(mdp5_data-&gt;ctl);</text:span></text:p>
          <text:p text:style-name="P4">                <text:span text:style-name="T2">if (rc)</text:span></text:p>
          <text:p text:style-name="P4">                    <text:span text:style-name="T2">return rc;</text:span></text:p>
          <text:p text:style-name="P4">            <text:span text:style-name="T2">}</text:span></text:p>
          <text:p text:style-name="P4">            <text:span text:style-name="T2">......</text:span></text:p>
          <text:p text:style-name="P4">      <text:span text:style-name="T2">}</text:span></text:p>
          <text:p text:style-name="P4">       <text:span text:style-name="T4">在这里我们看到如果</text:span><text:span text:style-name="T2">mdp5_data-&gt;ctl </text:span><text:span text:style-name="T4">还没有被初始化，则对他进行初始化，实际上在</text:span><text:span text:style-name="T2">fb_probe </text:span><text:span text:style-name="T4">已经被初始化了， 那在这判断的作用，是为了如果有动态切换的话，                    </text:span><text:span text:style-name="T2">mdp5_data-&gt;ctl </text:span><text:span text:style-name="T4">会被置成</text:span><text:span text:style-name="T2">NULL</text:span><text:span text:style-name="T4">，当要亮屏的时候回去重新初始化。</text:span></text:p>
          <text:p text:style-name="P4">       <text:span text:style-name="T4">如果连续显示打开的话则</text:span><text:span text:style-name="T2">mfd-&gt;panel_info-&gt;cont_splash_enabled</text:span><text:span text:style-name="T4">会被置</text:span><text:span text:style-name="T2">1</text:span><text:span text:style-name="T4">，那么就不去执行</text:span><text:span text:style-name="T2">mdss_mdp_overlay_start</text:span><text:span text:style-name="T4">，因为它在</text:span><text:span text:style-name="T2">fb_probe</text:span><text:span text:style-name="T4">中已经被执行了。</text:span></text:p>
          <text:p text:style-name="P4">       <text:span text:style-name="T4">执行</text:span><text:span text:style-name="T2">mdss_mdp_ctl_setup</text:span><text:span text:style-name="T4">会对</text:span><text:span text:style-name="T2">pipe </text:span><text:span text:style-name="T4">及</text:span><text:span text:style-name="T2">Mixer </text:span><text:span text:style-name="T4">进行一些配置，为传入的帧数据做准备。</text:span></text:p>
          <text:p text:style-name="P4">       <text:span text:style-name="T4">当要显示数据的帧的时候，会从</text:span><text:span text:style-name="T2">hal </text:span><text:span text:style-name="T4">层传入</text:span><text:span text:style-name="T2">commit</text:span><text:span text:style-name="T4">的命令，调用 </text:span><text:span text:style-name="T2">mdss_mdp_display_commit </text:span><text:span text:style-name="T4">函数，然后调用</text:span><text:span text:style-name="T2">display_fnc</text:span><text:span text:style-name="T4">，</text:span></text:p>
          <text:p text:style-name="P4">       <text:span text:style-name="T4">这个回调函数是在</text:span><text:span text:style-name="T2">mdss_mdp_video_start</text:span><text:span text:style-name="T4">中注册的；</text:span></text:p>
          <text:p text:style-name="P4"><text:soft-page-break/>       <text:span text:style-name="T2">ctl-&gt;display_fnc= mdss_mdp_video_display</text:span><text:span text:style-name="T4">；</text:span></text:p>
          <text:p text:style-name="P4">       <text:span text:style-name="T4">在</text:span><text:span text:style-name="T2">mdss_mdp_video_display</text:span><text:span text:style-name="T4">函数中，</text:span></text:p>
          <text:p text:style-name="P4">       <text:span text:style-name="T2">staticint mdss_mdp_video_display(struct mdss_mdp_ctl *ctl, void *arg)</text:span></text:p>
          <text:p text:style-name="P4">       <text:span text:style-name="T2">{</text:span></text:p>
          <text:p text:style-name="P4">         <text:span text:style-name="T2">......................    </text:span></text:p>
          <text:p text:style-name="P4">        <text:span text:style-name="T2">if(!ctx-&gt;timegen_en) {</text:span></text:p>
          <text:p text:style-name="P2"><text:span text:style-name="T20">                </text:span><text:span text:style-name="T19">rc =</text:span><text:span text:style-name="Strong_20_Emphasis"><text:span text:style-name="T18">mdss_mdp_ctl_intf_event</text:span></text:span><text:span text:style-name="T19">(ctl, </text:span><text:span text:style-name="Strong_20_Emphasis"><text:span text:style-name="T18">MDSS_EVENT_UNBLANK</text:span></text:span><text:span text:style-name="T19">, NULL);</text:span></text:p>
          <text:p text:style-name="P4">                <text:span text:style-name="T2">if (rc) {</text:span></text:p>
          <text:p text:style-name="P4">                        <text:span text:style-name="T2">pr_warn("intf #%dunblank error (%d)\n",</text:span></text:p>
          <text:p text:style-name="P4">                                <text:span text:style-name="T2">ctl-&gt;intf_num,rc);</text:span></text:p>
          <text:p text:style-name="P4">                        <text:span text:style-name="T2">video_vsync_irq_disable(ctl);</text:span></text:p>
          <text:p text:style-name="P4">                        <text:span text:style-name="T2">ctx-&gt;wait_pending =0;</text:span></text:p>
          <text:p text:style-name="P4">                        <text:span text:style-name="T2">return rc;</text:span></text:p>
          <text:p text:style-name="P4">            <text:span text:style-name="T2">}</text:span></text:p>
          <text:p text:style-name="P4">                <text:span text:style-name="T2">pr_debug("enabling timinggen for intf=%d\n", ctl-&gt;intf_num);</text:span></text:p>
          <text:p text:style-name="P4">                    <text:span text:style-name="T2">if((pdata-&gt;panel_info.cont_splash_enabled &amp;&amp;</text:span></text:p>
          <text:p text:style-name="P4">                        <text:span text:style-name="T2">!ctl-&gt;mfd-&gt;splash_info.splash_logo_enabled)</text:span></text:p>
          <text:p text:style-name="P4">                            <text:span text:style-name="T2">||(ctl-&gt;mfd-&gt;splash_info.splash_logo_enabled</text:span></text:p>
          <text:p text:style-name="P4">                            <text:span text:style-name="T2">&amp;&amp;!is_mdss_iommu_attached())) {</text:span></text:p>
          <text:p text:style-name="P4">                        <text:span text:style-name="T2">rc =wait_for_completion_timeout(&amp;ctx-&gt;vsync_comp,</text:span></text:p>
          <text:p text:style-name="P4">                                        <text:span text:style-name="T2">usecs_to_jiffies(VSYNC_TIMEOUT_US));</text:span></text:p>
          <text:p text:style-name="P4">                    <text:span text:style-name="T2">}</text:span></text:p>
          <text:p text:style-name="P4">                    <text:span text:style-name="T2">rc = mdss_iommu_ctrl(1);</text:span></text:p>
          <text:p text:style-name="P4"><text:soft-page-break/>                    <text:span text:style-name="T2">if (IS_ERR_VALUE(rc)) {</text:span></text:p>
          <text:p text:style-name="P4">                        <text:span text:style-name="T2">pr_err("IOMMUattach failed\n");</text:span></text:p>
          <text:p text:style-name="P4">                        <text:span text:style-name="T2">return rc;</text:span></text:p>
          <text:p text:style-name="P4">                    <text:span text:style-name="T2">}</text:span></text:p>
          <text:p text:style-name="P4">                    <text:span text:style-name="T2">mdss_mdp_clk_ctrl(MDP_BLOCK_POWER_ON,false);</text:span></text:p>
          <text:p text:style-name="P4">                 <text:span text:style-name="T2">mdss_mdp_irq_enable(MDSS_MDP_IRQ_INTF_UNDER_RUN, ctl-&gt;intf_num);</text:span></text:p>
          <text:p text:style-name="P4">            <text:span text:style-name="T2">mdss_bus_bandwidth_ctrl(true);</text:span></text:p>
          <text:p text:style-name="P4">            <text:span text:style-name="T2">mdp_video_write(ctx,MDSS_MDP_REG_INTF_TIMING_ENGINE_EN, 1);</text:span></text:p>
          <text:p text:style-name="P4">            <text:span text:style-name="T2">wmb();</text:span></text:p>
          <text:p text:style-name="P4">            <text:span text:style-name="T2">rc = wait_for_completion_timeout(&amp;ctx-&gt;vsync_comp,</text:span></text:p>
          <text:p text:style-name="P4">                    <text:span text:style-name="T2">usecs_to_jiffies(VSYNC_TIMEOUT_US));</text:span></text:p>
          <text:p text:style-name="P4">                    <text:span text:style-name="T2">WARN(rc == 0, "timeout(%d) enabling timegen on ctl=%d\n",</text:span></text:p>
          <text:p text:style-name="P4">                        <text:span text:style-name="T2">rc, ctl-&gt;num);</text:span></text:p>
          <text:p text:style-name="P4">                    <text:span text:style-name="T2">ctx-&gt;timegen_en = true;</text:span></text:p>
          <text:p text:style-name="P4">                    <text:span text:style-name="T2">rc =mdss_mdp_ctl_intf_event(ctl, MDSS_EVENT_PANEL_ON, NULL);</text:span></text:p>
          <text:p text:style-name="P4">                    <text:span text:style-name="T2">WARN(rc,"intf %d panel on error (%d)\n", ctl-&gt;intf_num, rc);</text:span></text:p>
          <text:p text:style-name="P4">               <text:span text:style-name="T2">......................</text:span></text:p>
          <text:p text:style-name="P4">        <text:span text:style-name="T2">}</text:span></text:p>
          <text:p text:style-name="P2"><text:span text:style-name="T20">         </text:span><text:span text:style-name="T17">通过</text:span><text:span text:style-name="T19">mdss_mdp_ctl_intf_event(ctl,MDSS_EVENT_UNBLANK, NULL); </text:span><text:span text:style-name="Strong_20_Emphasis"><text:span text:style-name="T16">发送一个</text:span></text:span><text:span text:style-name="Strong_20_Emphasis"><text:span text:style-name="T18">event</text:span></text:span><text:span text:style-name="T17">事件，</text:span></text:p>
          <text:p text:style-name="P2"><text:span text:style-name="T20">         </text:span><text:span text:style-name="Strong_20_Emphasis"><text:span text:style-name="T18">dsi_event_handler </text:span></text:span><text:span text:style-name="Strong_20_Emphasis"><text:span text:style-name="T16">会接收到这个事件</text:span></text:span><text:span text:style-name="T17">，去执行</text:span><text:span text:style-name="T19">dsi_on</text:span><text:span text:style-name="T17">，</text:span><text:span text:style-name="T19">mdss_dsi_op_mode_config;</text:span></text:p>
          <text:p text:style-name="P4">         <text:span text:style-name="T4">之后通过</text:span><text:span text:style-name="T2">mdss_mdp_ctl_intf_event(ctl,MDSS_EVENT_PANEL_ON, NULL);</text:span></text:p>
          <text:p text:style-name="P4">         <text:span text:style-name="T2">dsi_event_handler</text:span><text:span text:style-name="T4">会接收到这个事件，去执行</text:span><text:span text:style-name="T2">mdss_dsi_unblank;</text:span></text:p>
          <text:p text:style-name="P4"><text:soft-page-break/>         <text:span text:style-name="T4">当要灭屏的时候，从</text:span><text:span text:style-name="T2">hal</text:span><text:span text:style-name="T4">层会发送</text:span><text:span text:style-name="T2">stop</text:span><text:span text:style-name="T4">命令，当驱动接收到这个命令会执行</text:span><text:span text:style-name="T2">mdss_mdp_video_stop</text:span><text:span text:style-name="T4">函数；</text:span></text:p>
          <text:p text:style-name="P4">         <text:span text:style-name="T2">staticint mdss_mdp_video_stop(struct mdss_mdp_ctl *ctl)</text:span></text:p>
          <text:p text:style-name="P4">         <text:span text:style-name="T2">{</text:span></text:p>
          <text:p text:style-name="P2"><text:span text:style-name="T20">            </text:span><text:span text:style-name="T19">rc = </text:span><text:span text:style-name="Strong_20_Emphasis"><text:span text:style-name="T18">mdss_mdp_ctl_intf_event</text:span></text:span><text:span text:style-name="T19">(ctl,</text:span><text:span text:style-name="Strong_20_Emphasis"><text:span text:style-name="T18">MDSS_EVENT_BLANK</text:span></text:span><text:span text:style-name="T19">, NULL);</text:span></text:p>
          <text:p text:style-name="P4">                    <text:span text:style-name="T2">if (rc == -EBUSY) {</text:span></text:p>
          <text:p text:style-name="P4">                        <text:span text:style-name="T2">pr_debug("intf #%dbusy don't turn off\n",</text:span></text:p>
          <text:p text:style-name="P4">                                <text:span text:style-name="T2">ctl-&gt;intf_num);</text:span></text:p>
          <text:p text:style-name="P4">                        <text:span text:style-name="T2">return rc;</text:span></text:p>
          <text:p text:style-name="P4">                <text:span text:style-name="T2">}</text:span></text:p>
          <text:p text:style-name="P4">                <text:span text:style-name="T2">WARN(rc, "intf %d blankerror (%d)\n", ctl-&gt;intf_num, rc);</text:span></text:p>
          <text:p text:style-name="P4">                <text:span text:style-name="T2">mdp_video_write(ctx,MDSS_MDP_REG_INTF_TIMING_ENGINE_EN, 0);</text:span></text:p>
          <text:p text:style-name="P4">                <text:span text:style-name="T2">/* wait for at least one VSYNCon HDMI intf for proper TG OFF */</text:span></text:p>
          <text:p text:style-name="P4">                <text:span text:style-name="T2">if (MDSS_INTF_HDMI ==ctx-&gt;intf_type) {</text:span></text:p>
          <text:p text:style-name="P4">                        <text:span text:style-name="T2">frame_rate =mdss_panel_get_framerate</text:span></text:p>
          <text:p text:style-name="P4">                                        <text:span text:style-name="T2">(&amp;(ctl-&gt;panel_data-&gt;panel_info));</text:span></text:p>
          <text:p text:style-name="P4">                    <text:span text:style-name="T2">if (!(frame_rate &gt;= 24&amp;&amp; frame_rate &lt;= 240))</text:span></text:p>
          <text:p text:style-name="P4">                            <text:span text:style-name="T2">frame_rate = 24;</text:span></text:p>
          <text:p text:style-name="P4">                            <text:span text:style-name="T2">msleep((1000/frame_rate)+ 1);</text:span></text:p>
          <text:p text:style-name="P4">                    <text:span text:style-name="T2">}</text:span></text:p>
          <text:p text:style-name="P4">                    <text:span text:style-name="T2">mdss_iommu_ctrl(0);</text:span></text:p>
          <text:p text:style-name="P4">                    <text:span text:style-name="T2">mdss_mdp_clk_ctrl(MDP_BLOCK_POWER_OFF,false);</text:span></text:p>
          <text:p text:style-name="P4">                    <text:span text:style-name="T2">ctx-&gt;timegen_en = false;</text:span></text:p>
          <text:p text:style-name="P4">                    <text:span text:style-name="T2">rc =mdss_mdp_ctl_intf_event(ctl, MDSS_EVENT_PANEL_OFF, NULL);</text:span></text:p>
          <text:p text:style-name="P4"><text:soft-page-break/>                    <text:span text:style-name="T2">WARN(rc, "intf %dtimegen off error (%d)\n", ctl-&gt;intf_num, rc);</text:span></text:p>
          <text:p text:style-name="P4">                    <text:span text:style-name="T2">mdss_mdp_irq_disable(MDSS_MDP_IRQ_INTF_UNDER_RUN,</text:span></text:p>
          <text:p text:style-name="P4">                                    <text:span text:style-name="T2">ctl-&gt;intf_num);</text:span></text:p>
          <text:p text:style-name="P4">                    <text:span text:style-name="T2">sctl =mdss_mdp_get_split_ctl(ctl);</text:span></text:p>
          <text:p text:style-name="P4">                    <text:span text:style-name="T2">if (sctl)</text:span></text:p>
          <text:p text:style-name="P4">                        <text:span text:style-name="T2">mdss_mdp_irq_disable(MDSS_MDP_IRQ_INTF_UNDER_RUN,   sctl-&gt;intf_num);</text:span></text:p>
          <text:p text:style-name="P4">                <text:span text:style-name="T2">mdss_bus_bandwidth_ctrl(false);</text:span></text:p>
          <text:p text:style-name="P4">                <text:span text:style-name="T2">----------------------</text:span></text:p>
          <text:p text:style-name="P4">      <text:span text:style-name="T2">}</text:span></text:p>
          <text:p text:style-name="P4">      <text:span text:style-name="T4">通过</text:span><text:span text:style-name="T2">mdss_mdp_ctl_intf_event(ctl,MDSS_EVENT_BLANK, NULL);</text:span><text:span text:style-name="T4">发送灭屏的事件，</text:span></text:p>
          <text:p text:style-name="P4">      <text:span text:style-name="T2">dsi_event_handler</text:span><text:span text:style-name="T4">会接收到这个事件，会去执行</text:span><text:span text:style-name="T2">mdss_dsi_blank</text:span><text:span text:style-name="T4">。</text:span></text:p>
          <text:p text:style-name="P4">      <text:span text:style-name="T4">通过</text:span><text:span text:style-name="T2">mdss_mdp_ctl_intf_event(ctl,MDSS_EVENT_PANEL_OFF, NULL);</text:span><text:span text:style-name="T4">发送事件，同样</text:span><text:span text:style-name="T2">dsi_event_handler </text:span><text:span text:style-name="T4">会接收到这个事件，会去执行</text:span><text:span text:style-name="T2">mdss_dsi_off</text:span><text:span text:style-name="T4">。</text:span></text:p>
          <text:p text:style-name="P4">      <text:span text:style-name="T4">最后在</text:span><text:span text:style-name="T2">mdss_fb_suspend_sub</text:span><text:span text:style-name="T4">中发送</text:span><text:span text:style-name="T2">FB_BLANK_POWERDOWN</text:span><text:span text:style-name="T4">，最后屏熄灭。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7:54:05.835869489</meta:creation-date>
    <dc:date>2019-08-30T17:54:27.837966868</dc:date>
    <meta:editing-duration>PT22S</meta:editing-duration>
    <meta:editing-cycles>1</meta:editing-cycles>
    <meta:document-statistic meta:table-count="0" meta:image-count="0" meta:object-count="0" meta:page-count="7" meta:paragraph-count="149" meta:word-count="846" meta:character-count="7301" meta:non-whitespace-character-count="4804"/>
    <meta:generator>LibreOffice/5.1.6.2$Linux_X86_64 LibreOffice_project/10m0$Build-2</meta:generator>
  </office:meta>
</office:document-meta>
</file>